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aad1" officeooo:paragraph-rsid="0010aad1"/>
    </style:style>
    <style:style style:name="P2" style:family="paragraph" style:parent-style-name="Text_20_body">
      <style:text-properties officeooo:rsid="000f3f94" officeooo:paragraph-rsid="000f3f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n vous inspirant du contenu du répertoire <text:span text:style-name="Emphasis">gps/</text:span>, répondre aux questions suivantes:</text:p>
      <text:p text:style-name="Text_20_body"><text:span text:style-name="Strong_20_Emphasis">Question 1</text:span>: Qu'est ce qu'un Makefile? À quoi sert make?</text:p>
      <text:p text:style-name="P2">Un make file </text:p>
      <text:p text:style-name="Text_20_body"><text:span text:style-name="Strong_20_Emphasis">Question 2</text:span>: Quel compilateur est utilisé ici?</text:p>
      <text:p text:style-name="Text_20_body"><text:span text:style-name="Strong_20_Emphasis">Question 3</text:span>: Qu'est ce qu'une librairie partagée?</text:p>
      <text:p text:style-name="Text_20_body"><text:span text:style-name="Strong_20_Emphasis">Question 4</text:span>: Donnez un exemple de fichier C et la ligne de commande correspondante pour obtenir un binaire exécutable (un hello world par exemple).</text:p>
      <text:p text:style-name="Text_20_body"><text:span text:style-name="Strong_20_Emphasis">Question 5</text:span>: Donnez un exemple de fichier C et les lignes de commandes correspondantes pour obtenir une librairie partagée.</text:p>
      <text:p text:style-name="Standard"/>
      <text:p text:style-name="Standard"/>
      <text:p text:style-name="Standard">Question 1 : Que se passe-t-il au bout de quelques secondes? Qu’en déduisez vous?</text:p>
      <text:p text:style-name="P1">Le programme se termine par une ‘segmentation fault’</text:p>
      <text:p text:style-name="Standard"/>
      <text:p text:style-name="Standard"/>
      <text:p text:style-name="Standard">Question 2 : Quel signal a reçu le processus pour se terminer ainsi? Comment vérifiez vous le numéro du signal reçu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6:35:59.187252540</meta:creation-date>
    <dc:date>2018-12-03T16:47:51.815967874</dc:date>
    <meta:editing-duration>PT1M42S</meta:editing-duration>
    <meta:editing-cycles>1</meta:editing-cycles>
    <meta:document-statistic meta:table-count="0" meta:image-count="0" meta:object-count="0" meta:page-count="1" meta:paragraph-count="10" meta:word-count="125" meta:character-count="760" meta:non-whitespace-character-count="644"/>
    <meta:generator>LibreOffice/6.0.6.2$Linux_X86_64 LibreOffice_project/00m0$Build-2</meta:generator>
  </office:meta>
</office:document-meta>
</file>